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2.517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2.602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ta1" style:family="table" style:master-page-name="PageStyle_5f_Actor_20_-_20_Role_20_Map">
      <style:table-properties table:display="true" style:writing-mode="lr-tb"/>
    </style:style>
    <style:style style:name="ta2" style:family="table" style:master-page-name="PageStyle_5f_RAC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339966" style:diagonal-bl-tr="none" style:diagonal-tl-br="none" fo:border-left="none" fo:border-right="0.088cm solid #000000" fo:border-top="0.088cm solid #000000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ctor - Role Map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6" table:default-cell-style-name="ce4"/>
        <table:table-column table:style-name="co3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Actor / Role Map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/>
          <table:table-cell table:style-name="ce5"/>
          <table:table-cell table:number-columns-repeated="1017"/>
        </table:table-row>
        <table:table-row table:style-name="ro2">
          <table:table-cell table:style-name="Default"/>
          <table:table-cell table:style-name="ce2" office:value-type="string">
            <office:annotation draw:style-name="gr1" draw:text-style-name="P1" svg:width="3.569cm" svg:height="5.307cm" svg:x="7.521cm" svg:y="0.212cm" draw:caption-point-x="-1.486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1</text:p>
          </table:table-cell>
          <table:table-cell table:style-name="ce2" office:value-type="string">
            <office:annotation draw:style-name="gr1" draw:text-style-name="P1" svg:width="3.569cm" svg:height="5.307cm" svg:x="10.446cm" svg:y="0.212cm" draw:caption-point-x="-1.793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2</text:p>
          </table:table-cell>
          <table:table-cell table:style-name="ce2" office:value-type="string">
            <office:annotation draw:style-name="gr1" draw:text-style-name="P1" svg:width="3.568cm" svg:height="5.307cm" svg:x="13.956cm" svg:y="0.212cm" draw:caption-point-x="-2.685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3</text:p>
          </table:table-cell>
          <table:table-cell table:style-name="ce2" office:value-type="string">
            <office:annotation draw:style-name="gr1" draw:text-style-name="P1" svg:width="3.555cm" svg:height="5.307cm" svg:x="16.992cm" svg:y="0.212cm" draw:caption-point-x="-3.102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4</text:p>
          </table:table-cell>
          <table:table-cell table:style-name="ce2" office:value-type="string">
            <office:annotation draw:style-name="gr1" draw:text-style-name="P1" svg:width="3.541cm" svg:height="5.307cm" svg:x="18.774cm" svg:y="0.212cm" draw:caption-point-x="-2.266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5</text:p>
          </table:table-cell>
          <table:table-cell table:style-name="ce2" office:value-type="string">
            <office:annotation draw:style-name="gr1" draw:text-style-name="P1" svg:width="3.537cm" svg:height="5.307cm" svg:x="20.546cm" svg:y="0.212cm" draw:caption-point-x="-1.42cm" draw:caption-point-y="0.906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Role 6</text:p>
          </table:table-cell>
          <table:table-cell table:number-columns-repeated="1017"/>
        </table:table-row>
        <table:table-row table:style-name="ro2">
          <table:table-cell office:value-type="string">
            <office:annotation draw:style-name="gr1" draw:text-style-name="P1" svg:width="3.567cm" svg:height="3.919cm" svg:x="2.202cm" svg:y="2.232cm" draw:caption-point-x="1.214cm" draw:caption-point-y="-0.552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1</text:p>
          </table:table-cell>
          <table:table-cell table:number-columns-repeated="1023"/>
        </table:table-row>
        <table:table-row table:style-name="ro2">
          <table:table-cell office:value-type="string">
            <office:annotation draw:style-name="gr1" draw:text-style-name="P1" svg:width="3.567cm" svg:height="0.614cm" svg:x="2.202cm" svg:y="4.481cm" draw:caption-point-x="1.214cm" draw:caption-point-y="-2.239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2</text:p>
          </table:table-cell>
          <table:table-cell office:value-type="string">
            <text:p>performs</text:p>
          </table:table-cell>
          <table:table-cell table:number-columns-repeated="1022"/>
        </table:table-row>
        <table:table-row table:style-name="ro2">
          <table:table-cell office:value-type="string">
            <office:annotation draw:style-name="gr1" draw:text-style-name="P1" svg:width="3.567cm" svg:height="0.605cm" svg:x="2.202cm" svg:y="0cm" draw:caption-point-x="1.214cm" draw:caption-point-y="2.805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<text:s/>3</text:p>
          </table:table-cell>
          <table:table-cell table:number-columns-repeated="1023"/>
        </table:table-row>
        <table:table-row table:style-name="ro2">
          <table:table-cell office:value-type="string">
            <office:annotation draw:style-name="gr1" draw:text-style-name="P1" svg:width="3.567cm" svg:height="2.081cm" svg:x="2.202cm" svg:y="0.45cm" draw:caption-point-x="1.214cm" draw:caption-point-y="2.917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<text:s/>4</text:p>
          </table:table-cell>
          <table:table-cell table:number-columns-repeated="3"/>
          <table:table-cell office:value-type="string">
            <text:p>performs</text:p>
          </table:table-cell>
          <table:table-cell table:number-columns-repeated="1019"/>
        </table:table-row>
        <table:table-row table:style-name="ro2">
          <table:table-cell office:value-type="string">
            <office:annotation draw:style-name="gr1" draw:text-style-name="P1" svg:width="3.567cm" svg:height="2.271cm" svg:x="2.202cm" svg:y="5.783cm" draw:caption-point-x="1.214cm" draw:caption-point-y="-1.854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5</text:p>
          </table:table-cell>
          <table:table-cell table:number-columns-repeated="1023"/>
        </table:table-row>
        <table:table-row table:style-name="ro2">
          <table:table-cell office:value-type="string">
            <office:annotation draw:style-name="gr1" draw:text-style-name="P1" svg:width="3.567cm" svg:height="2.246cm" svg:x="2.202cm" svg:y="12.444cm" draw:caption-point-x="1.214cm" draw:caption-point-y="-7.952cm">
              <dc:creator>AJ</dc:creator>
              <dc:date>2010-04-22T00:00:00</dc:date>
              <text:p text:style-name="P1"><text:span text:style-name="T1">tdavey:</text:span></text:p>
              <text:p text:style-name="P1"><text:span text:style-name="T2">Brief name of the architecture object.</text:span></text:p>
            </office:annotation>
            <text:p>Actor 6</text:p>
          </table:table-cell>
          <table:table-cell table:number-columns-repeated="5"/>
          <table:table-cell office:value-type="string">
            <text:p>performs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</table:table>
      <table:table table:name="RACI" table:style-name="ta2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5" table:default-cell-style-name="Default"/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6"/>
          <table:table-cell table:style-name="ce9" office:value-type="string" table:number-columns-spanned="3" table:number-rows-spanned="1">
            <text:p>Business Unit</text:p>
            <text:p>Actors</text:p>
          </table:table-cell>
          <table:covered-table-cell table:style-name="ce12"/>
          <table:covered-table-cell table:style-name="ce13"/>
          <table:table-cell table:style-name="ce15" office:value-type="string">
            <text:p>3rd Party</text:p>
            <text:p>Actors</text:p>
          </table:table-cell>
          <table:table-cell table:style-name="ce17" office:value-type="string" table:number-columns-spanned="3" table:number-rows-spanned="1">
            <text:p>Implementation</text:p>
            <text:p>Actors</text:p>
          </table:table-cell>
          <table:covered-table-cell table:style-name="ce19"/>
          <table:covered-table-cell table:style-name="ce20"/>
          <table:table-cell table:number-columns-repeated="1015"/>
        </table:table-row>
        <table:table-row table:style-name="ro4">
          <table:table-cell/>
          <table:table-cell table:style-name="ce7" office:value-type="string">
            <text:p>Activity</text:p>
          </table:table-cell>
          <table:table-cell table:style-name="ce10" office:value-type="string">
            <text:p>Business Project Team</text:p>
          </table:table-cell>
          <table:table-cell table:style-name="ce10" office:value-type="string">
            <text:p>Architecture Team</text:p>
          </table:table-cell>
          <table:table-cell table:style-name="ce10" office:value-type="string">
            <text:p>Procurement Commercial</text:p>
          </table:table-cell>
          <table:table-cell table:style-name="ce16" office:value-type="string">
            <text:p>Solution Provider</text:p>
          </table:table-cell>
          <table:table-cell table:style-name="ce18" office:value-type="string">
            <text:p>Technical <text:s/>Design Authority</text:p>
          </table:table-cell>
          <table:table-cell table:style-name="ce18" office:value-type="string">
            <text:p>Service Introduction</text:p>
          </table:table-cell>
          <table:table-cell table:style-name="ce18" office:value-type="string">
            <text:p>Service Management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Publish functional requirements</text:p>
          </table:table-cell>
          <table:table-cell table:style-name="ce11" office:value-type="string">
            <text:p>AR</text:p>
          </table:table-cell>
          <table:table-cell table:style-name="ce11" office:value-type="string">
            <text:p>C</text:p>
          </table:table-cell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Publish non-functional requirements</text:p>
          </table:table-cell>
          <table:table-cell table:style-name="ce11" office:value-type="string">
            <text:p>AR</text:p>
          </table:table-cell>
          <table:table-cell table:style-name="ce11" office:value-type="string">
            <text:p>C</text:p>
          </table:table-cell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I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Publish logical architecture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C</text:p>
          </table:table-cell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<text:s/>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Provide reference architecture &amp; guidelines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AR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Issue RFP or specification (as appropriate)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C</text:p>
          </table:table-cell>
          <table:table-cell office:value-type="string">
            <text:p>A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1015"/>
        </table:table-row>
        <table:table-row table:style-name="ro5">
          <table:table-cell/>
          <table:table-cell table:style-name="ce8" office:value-type="string">
            <text:p>Complete QG2 checklist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C</text:p>
          </table:table-cell>
          <table:table-cell office:value-type="string">
            <text:p><text:s/>I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AR</text:p>
          </table:table-cell>
          <table:table-cell table:style-name="ce11" office:value-type="string">
            <text:p>I</text:p>
          </table:table-cell>
          <table:table-cell table:number-columns-repeated="1015"/>
        </table:table-row>
        <table:table-row table:style-name="ro3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or_20_-_20_Role_20_Map" style:display-name="PageStyle_Actor - Role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CI" style:display-name="PageStyle_RA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3-08T13:40:43</dc:date>
    <meta:document-statistic meta:table-count="2" meta:cell-count="75" meta:object-count="0"/>
    <meta:generator>OpenOffice.org/3.2$Unix OpenOffice.org_project/320m12$Build-9483</meta:generator>
  </office:meta>
</office:document-meta>
</file>